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-color="#94bd5e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Arrow" draw:marker-end="" draw:textarea-horizontal-align="center" draw:textarea-vertical-align="middle"/>
    </style:style>
    <style:style style:name="gr6" style:family="graphic" style:parent-style-name="standard">
      <style:graphic-properties draw:marker-end="Arrow" draw:textarea-horizontal-align="center" draw:textarea-vertical-align="middle"/>
    </style:style>
    <style:style style:name="gr7" style:family="graphic" style:parent-style-name="standard">
      <style:graphic-properties draw:marker-start="" draw:marker-end="Arrow" draw:textarea-horizontal-align="center" draw:textarea-vertical-align="middle"/>
    </style:style>
    <style:style style:name="gr8" style:family="graphic" style:parent-style-name="standard">
      <style:graphic-properties draw:marker-start="" draw:marker-end="Arrow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fo:text-align="center"/>
      <style:text-properties fo:font-size="11pt" style:font-size-asian="11pt" style:font-size-complex="11pt"/>
    </style:style>
    <style:style style:name="P9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P10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5cm" svg:height="13cm" svg:x="15.5cm" svg:y="1.5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" draw:text-style-name="P2" draw:id="id4" draw:layer="layout" svg:width="5.595cm" svg:height="2.188cm" svg:x="2cm" svg:y="2cm">
          <text:p text:style-name="P2"><text:span text:style-name="T1">Physics Manage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1" draw:layer="layout" svg:width="5.595cm" svg:height="2.187cm" svg:x="1.905cm" svg:y="8.313cm">
          <text:p text:style-name="P2">ExplosionMana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2" draw:id="id6" draw:layer="layout" svg:width="5.597cm" svg:height="2.188cm" svg:x="21.403cm" svg:y="2cm">
          <text:p text:style-name="P2">TriggerBoxMana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4" draw:text-style-name="P3" draw:id="id3" draw:layer="layout" svg:width="5.196cm" svg:height="1.312cm" svg:x="9.994cm" svg:y="2.438cm">
          <text:p text:style-name="P3"><text:span text:style-name="T2">Actor.damage()</text:span></text:p>
        </draw:rect>
        <draw:rect draw:style-name="gr4" draw:text-style-name="P3" draw:id="id2" draw:layer="layout" svg:width="5.196cm" svg:height="1.312cm" svg:x="9.994cm" svg:y="5.063cm">
          <text:p text:style-name="P3"><text:span text:style-name="T2">Actor.die()</text:span></text:p>
        </draw:rect>
        <draw:rect draw:style-name="gr4" draw:text-style-name="P3" draw:id="id5" draw:layer="layout" svg:width="5.006cm" svg:height="1.125cm" svg:x="9.994cm" svg:y="9.875cm">
          <text:p text:style-name="P3"><text:span text:style-name="T2">BasicExplosion.done()</text:span></text:p>
        </draw:rect>
        <draw:connector draw:style-name="gr5" draw:text-style-name="P4" draw:layer="layout" draw:type="lines" svg:x1="4.702cm" svg:y1="8.313cm" svg:x2="9.994cm" svg:y2="5.719cm" draw:start-shape="id1" draw:start-glue-point="4" draw:end-shape="id2" draw:end-glue-point="3" svg:d="m4702 8313v-501l4792-2093h500">
          <text:p text:style-name="P4"><text:span text:style-name="T3">createExplosion()</text:span></text:p>
        </draw:connector>
        <draw:connector draw:style-name="gr6" draw:text-style-name="P4" draw:layer="layout" draw:type="lines" svg:x1="12.592cm" svg:y1="3.75cm" svg:x2="12.592cm" svg:y2="5.063cm" draw:start-shape="id3" draw:start-glue-point="2" draw:end-shape="id2" draw:end-glue-point="0" svg:d="m12592 3750v500 313 500">
          <text:p text:style-name="P4"><text:span text:style-name="T3">Health &lt;= 0</text:span></text:p>
        </draw:connector>
        <draw:connector draw:style-name="gr4" draw:text-style-name="P5" draw:layer="layout" draw:type="lines" svg:x1="7.595cm" svg:y1="3.093cm" svg:x2="9.994cm" svg:y2="3.094cm" draw:start-shape="id4" draw:start-glue-point="7" draw:end-shape="id3" svg:d="m7595 3093h500l1399 1h500">
          <text:p text:style-name="P1"><text:span text:style-name="T4">Collision</text:span></text:p>
          <text:p text:style-name="P1"><text:span text:style-name="T4"/></text:p>
        </draw:connector>
        <draw:connector draw:style-name="gr6" draw:text-style-name="P1" draw:layer="layout" draw:type="lines" draw:line-skew="0cm 0.006cm" svg:x1="4.702cm" svg:y1="10.5cm" svg:x2="9.994cm" svg:y2="10.437cm" draw:start-shape="id1" draw:start-glue-point="6" draw:end-shape="id5" draw:end-glue-point="3" svg:d="m4702 10500v500l4798-563h494">
          <text:p text:style-name="P1"><text:span text:style-name="T5"/></text:p>
          <text:p text:style-name="P1"><text:span text:style-name="T5">Update()</text:span></text:p>
          <text:p text:style-name="P1"/>
        </draw:connector>
        <draw:rect draw:style-name="gr4" draw:text-style-name="P6" draw:id="id11" draw:layer="layout" svg:width="3.597cm" svg:height="0.875cm" svg:x="16cm" svg:y="10cm">
          <text:p text:style-name="P6"><text:span text:style-name="T6">BlastExplosion.done()</text:span></text:p>
        </draw:rect>
        <draw:rect draw:style-name="gr4" draw:text-style-name="P7" draw:id="id7" draw:layer="layout" svg:width="3.597cm" svg:height="0.875cm" svg:x="20.5cm" svg:y="8.625cm">
          <text:p text:style-name="P7"><text:span text:style-name="T7">Blast.update()</text:span></text:p>
        </draw:rect>
        <draw:connector draw:style-name="gr6" draw:text-style-name="P8" draw:layer="layout" draw:type="lines" draw:line-skew="0.311cm" svg:x1="24.201cm" svg:y1="4.188cm" svg:x2="24.097cm" svg:y2="9.062cm" draw:start-shape="id6" draw:start-glue-point="6" draw:end-shape="id7" draw:end-glue-point="1" svg:d="m24201 4188v812l396 4062h-500">
          <text:p text:style-name="P8"><text:span text:style-name="T5">update()</text:span></text:p>
        </draw:connector>
        <draw:rect draw:style-name="gr4" draw:text-style-name="P9" draw:id="id9" draw:layer="layout" svg:width="3.5cm" svg:height="0.875cm" svg:x="16cm" svg:y="7.125cm">
          <text:p text:style-name="P9"><text:span text:style-name="T8">BlastExplosion()</text:span></text:p>
        </draw:rect>
        <draw:rect draw:style-name="gr4" draw:text-style-name="P3" draw:id="id8" draw:layer="layout" svg:width="5.006cm" svg:height="0.875cm" svg:x="9.994cm" svg:y="7.25cm">
          <text:p text:style-name="P3"><text:span text:style-name="T2">BasicExplosion()</text:span></text:p>
        </draw:rect>
        <draw:connector draw:style-name="gr6" draw:text-style-name="P5" draw:layer="layout" draw:type="lines" svg:x1="7.5cm" svg:y1="9.406cm" svg:x2="9.994cm" svg:y2="7.687cm" draw:start-shape="id1" draw:start-glue-point="7" draw:end-shape="id8" draw:end-glue-point="3" svg:d="m7500 9406h500l1494-1719h500">
          <text:p text:style-name="P1"><text:span text:style-name="T4">new</text:span></text:p>
        </draw:connector>
        <draw:rect draw:style-name="gr4" draw:text-style-name="P10" draw:id="id10" draw:layer="layout" svg:width="3.597cm" svg:height="0.875cm" svg:x="20.403cm" svg:y="7.125cm">
          <text:p text:style-name="P10"><text:span text:style-name="T9">Blast()</text:span></text:p>
        </draw:rect>
        <draw:connector draw:style-name="gr4" draw:text-style-name="P5" draw:layer="layout" draw:type="lines" svg:x1="19.5cm" svg:y1="7.562cm" svg:x2="20.403cm" svg:y2="7.562cm" draw:start-shape="id9" draw:start-glue-point="1" draw:end-shape="id10" draw:end-glue-point="3" svg:d="m19500 7562h500-97 500">
          <text:p text:style-name="P1"><text:span text:style-name="T4">new</text:span></text:p>
        </draw:connector>
        <draw:connector draw:style-name="gr6" draw:text-style-name="P8" draw:layer="layout" draw:type="lines" svg:x1="22.201cm" svg:y1="7.125cm" svg:x2="21.403cm" svg:y2="3.093cm" draw:start-shape="id10" draw:start-glue-point="0" draw:end-shape="id6" draw:end-glue-point="5" svg:d="m22201 7125v-500l-1299-3532h501">
          <text:p text:style-name="P8"><text:span text:style-name="T5">add()</text:span></text:p>
        </draw:connector>
        <draw:rect draw:style-name="gr4" draw:text-style-name="P2" draw:id="id12" draw:layer="layout" svg:width="3.597cm" svg:height="0.875cm" svg:x="20.5cm" svg:y="11.125cm">
          <text:p text:style-name="P2"><text:span text:style-name="T1">~Blast()</text:span></text:p>
        </draw:rect>
        <draw:connector draw:style-name="gr7" draw:text-style-name="P1" draw:layer="layout" draw:type="lines" svg:x1="17.798cm" svg:y1="10.875cm" svg:x2="20.5cm" svg:y2="11.562cm" draw:start-shape="id11" draw:start-glue-point="2" draw:end-shape="id12" draw:end-glue-point="3" svg:d="m17798 10875v500l2202 187h500">
          <text:p/>
        </draw:connector>
        <draw:connector draw:style-name="gr8" draw:text-style-name="P8" draw:layer="layout" draw:type="lines" svg:x1="24.097cm" svg:y1="11.562cm" svg:x2="27cm" svg:y2="3.093cm" draw:start-shape="id12" draw:start-glue-point="1" draw:end-shape="id6" draw:end-glue-point="7" svg:d="m24097 11562h500l2903-8469h-500">
          <text:p text:style-name="P8"><text:span text:style-name="T5"><text:tab/></text:span><text:span text:style-name="T5">remove()</text:span></text:p>
        </draw:connector>
        <draw:connector draw:style-name="gr5" draw:text-style-name="P1" draw:layer="layout" svg:x1="8.5cm" svg:y1="12.5cm" svg:x2="1.905cm" svg:y2="9.406cm" draw:start-shape="id13" draw:start-glue-point="3" draw:end-shape="id1" draw:end-glue-point="5" svg:d="m8500 12500h-7096v-3094h501">
          <text:p text:style-name="P1"/>
          <text:p text:style-name="P1"/>
          <text:p text:style-name="P1"/>
          <text:p text:style-name="P1"><text:span text:style-name="T5">destroyExplosion()</text:span></text:p>
        </draw:connector>
        <draw:custom-shape draw:style-name="gr9" draw:text-style-name="P1" draw:layer="layout" svg:width="1cm" svg:height="0.5cm" svg:x="1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cm" svg:height="0.5cm" svg:x="15cm" svg:y="10cm">
          <text:p/>
          <draw:enhanced-geometry svg:viewBox="0 0 21600 21600" draw:text-areas="?f5 ?f1 ?f6 ?f3" draw:mirror-horizontal="false" draw:mirror-vertical="false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rect draw:style-name="gr4" draw:text-style-name="P3" draw:id="id13" draw:layer="layout" svg:width="4.5cm" svg:height="1cm" svg:x="8.5cm" svg:y="12cm">
          <text:p text:style-name="P3"><text:span text:style-name="T2">~BasicExplosion()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rc</meta:initial-creator>
    <meta:creation-date>2009-09-15T13:49:53.18</meta:creation-date>
    <dc:date>2009-09-15T15:03:27.03</dc:date>
    <dc:creator>Marc</dc:creator>
    <meta:editing-duration>PT00H27M29S</meta:editing-duration>
    <meta:editing-cycles>4</meta:editing-cycles>
    <meta:generator>OpenOffice.org/3.0$Win32 OpenOffice.org_project/300m9$Build-9358</meta:gener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